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mic Sans MS" svg:font-family="'Comic Sans MS'" style:font-family-generic="script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1" fo:font-size="14pt" fo:language="pl" fo:country="PL" officeooo:rsid="000061b4" officeooo:paragraph-rsid="000061b4" style:font-size-asian="14pt" style:font-size-complex="14pt"/>
    </style:style>
    <style:style style:name="P2" style:family="paragraph" style:parent-style-name="Standard">
      <style:text-properties fo:language="pl" fo:country="PL" officeooo:paragraph-rsid="000061b4"/>
    </style:style>
    <style:style style:name="P3" style:family="paragraph" style:parent-style-name="Standard">
      <style:text-properties fo:language="pl" fo:country="PL" officeooo:rsid="0000c35a" officeooo:paragraph-rsid="0000c35a"/>
    </style:style>
    <style:style style:name="P4" style:family="paragraph" style:parent-style-name="Standard">
      <style:text-properties fo:language="pl" fo:country="PL" officeooo:rsid="0000c35a" officeooo:paragraph-rsid="0002c24c"/>
    </style:style>
    <style:style style:name="P5" style:family="paragraph" style:parent-style-name="Standard">
      <style:text-properties officeooo:paragraph-rsid="0000c35a"/>
    </style:style>
    <style:style style:name="T1" style:family="text">
      <style:text-properties style:font-name="Comic Sans MS1" fo:font-size="14pt" officeooo:rsid="000061b4" style:font-size-asian="14pt" style:font-size-complex="14pt"/>
    </style:style>
    <style:style style:name="T2" style:family="text">
      <style:text-properties style:font-name="Comic Sans MS" fo:font-size="14pt" style:font-name-asian="Comic Sans MS" style:font-size-asian="14pt" style:font-name-complex="Comic Sans MS" style:font-size-complex="14pt"/>
    </style:style>
    <style:style style:name="T3" style:family="text">
      <style:text-properties style:font-name="Comic Sans MS" fo:font-size="14pt" officeooo:rsid="000061b4" style:font-name-asian="Comic Sans MS" style:font-size-asian="14pt" style:font-name-complex="Comic Sans MS" style:font-size-complex="14pt"/>
    </style:style>
    <style:style style:name="T4" style:family="text">
      <style:text-properties style:font-name="Comic Sans MS" fo:font-size="14pt" officeooo:rsid="0002c24c" style:font-name-asian="Comic Sans MS" style:font-size-asian="14pt" style:font-name-complex="Comic Sans MS" style:font-size-complex="14pt"/>
    </style:style>
    <style:style style:name="T5" style:family="text">
      <style:text-properties style:font-name="Comic Sans MS" fo:font-size="14pt" fo:language="pl" fo:country="PL" officeooo:rsid="0002c24c" style:font-name-asian="Comic Sans MS" style:font-size-asian="14pt" style:font-name-complex="Comic Sans MS" style:font-size-complex="14pt"/>
    </style:style>
    <style:style style:name="T6" style:family="text">
      <style:text-properties style:font-name="Comic Sans MS" fo:font-size="14pt" fo:language="pl" fo:country="PL" officeooo:rsid="000061b4" style:font-name-asian="Comic Sans MS" style:font-size-asian="14pt" style:font-name-complex="Comic Sans MS" style:font-size-complex="14pt"/>
    </style:style>
    <style:style style:name="T7" style:family="text">
      <style:text-properties style:font-name="Comic Sans MS" fo:font-size="14pt" fo:language="pl" fo:country="PL" officeooo:rsid="00031ae5" style:font-name-asian="Comic Sans MS" style:font-size-asian="14pt" style:font-name-complex="Comic Sans MS" style:font-size-complex="14pt"/>
    </style:style>
    <style:style style:name="T8" style:family="text">
      <style:text-properties officeooo:rsid="00031a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zydatne assety</text:p>
      <text:p text:style-name="P2"><text:span text:style-name="T3">●</text:span><text:span text:style-name="T1"> Prototyping – do testowania</text:span></text:p>
      <text:p text:style-name="P2"><text:span text:style-name="T3">● Standard Assets – też</text:span></text:p>
      <text:p text:style-name="P2"><text:span text:style-name="T3"/></text:p>
      <text:p text:style-name="P5"><text:span text:style-name="T6">2. </text:span><text:span text:style-name="T7">Photon Networ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mic Sans MS" svg:font-family="'Comic Sans MS'" style:font-family-generic="script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7-13T17:56:42.775000000</dc:date>
    <meta:editing-duration>PT4M6S</meta:editing-duration>
    <meta:editing-cycles>1</meta:editing-cycles>
    <meta:document-statistic meta:table-count="0" meta:image-count="0" meta:object-count="0" meta:page-count="1" meta:paragraph-count="4" meta:word-count="14" meta:character-count="88" meta:non-whitespace-character-count="76"/>
  </office:meta>
</office:document-meta>
</file>